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1c97cd"/>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076086"/>
    </style:style>
    <style:style style:name="gr4" style:family="graphic" style:parent-style-name="standard">
      <style:graphic-properties draw:stroke="none" svg:stroke-width="0cm" draw:fill-color="#3cafe4"/>
    </style:style>
    <style:style style:name="gr5" style:family="graphic" style:parent-style-name="standard">
      <style:graphic-properties draw:stroke="none" svg:stroke-width="0cm" draw:fill-color="#75c0e6"/>
    </style:style>
    <style:style style:name="gr6" style:family="graphic" style:parent-style-name="standard">
      <style:graphic-properties draw:stroke="none" svg:stroke-width="0cm" draw:fill-color="#4e503e"/>
    </style:style>
  </office:automatic-styles>
  <office:body>
    <office:drawing>
      <draw:page draw:name="page1" draw:style-name="dp1" draw:master-page-name="Default">
        <draw:g>
          <draw:glue-point draw:id="4" svg:x="-4.065cm" svg:y="-5cm"/>
          <draw:glue-point draw:id="5" svg:x="5cm" svg:y="-5cm"/>
          <draw:glue-point draw:id="6" svg:x="0.468cm" svg:y="-5cm"/>
          <draw:glue-point draw:id="7" svg:x="-4.953cm" svg:y="5cm"/>
          <draw:glue-point draw:id="8" svg:x="4.141cm" svg:y="5cm"/>
          <draw:glue-point draw:id="9" svg:x="-0.405cm" svg:y="5cm"/>
          <draw:glue-point draw:id="10" svg:x="-5cm" svg:y="-3.378cm"/>
          <draw:glue-point draw:id="11" svg:x="-5cm" svg:y="0.768cm"/>
          <draw:glue-point draw:id="12" svg:x="5cm" svg:y="3.36cm"/>
          <draw:glue-point draw:id="13" svg:x="5cm" svg:y="-0.82cm"/>
          <draw:glue-point draw:id="14" svg:x="0.019cm" svg:y="-0.007cm"/>
          <draw:polygon draw:style-name="gr1" draw:layer="layout" svg:width="3.388cm" svg:height="1.634cm" svg:x="0.03cm" svg:y="0.337cm" svg:viewBox="0 0 3389 1635" draw:points="0,0 0,1635 3389,1635 3389,0">
            <text:p/>
          </draw:polygon>
          <draw:polygon draw:style-name="gr2" draw:layer="layout" svg:width="0.023cm" svg:height="1.646cm" svg:x="0.018cm" svg:y="0.337cm" svg:viewBox="0 0 24 1647" draw:points="12,1647 24,1634 24,0 0,0 0,1634 12,1647 0,1634 0,1647">
            <text:p/>
          </draw:polygon>
          <draw:polygon draw:style-name="gr2" draw:layer="layout" svg:width="3.4cm" svg:height="0.023cm" svg:x="0.03cm" svg:y="1.96cm" svg:viewBox="0 0 3401 24" draw:points="3401,11 3388,0 0,0 0,24 3388,24 3401,11 3388,24 3401,24">
            <text:p/>
          </draw:polygon>
          <draw:polygon draw:style-name="gr2" draw:layer="layout" svg:width="0.024cm" svg:height="1.647cm" svg:x="3.405cm" svg:y="0.324cm" svg:viewBox="0 0 25 1648" draw:points="12,0 0,12 0,1648 25,1648 25,12 12,0 25,12 25,0">
            <text:p/>
          </draw:polygon>
          <draw:polygon draw:style-name="gr2" draw:layer="layout" svg:width="3.4cm" svg:height="0.024cm" svg:x="0.018cm" svg:y="0.324cm" svg:viewBox="0 0 3401 25" draw:points="0,12 12,25 3401,25 3401,0 12,0 0,12 12,0 0,0">
            <text:p/>
          </draw:polygon>
          <draw:polygon draw:style-name="gr3" draw:layer="layout" svg:width="0.305cm" svg:height="1.942cm" svg:x="3.417cm" svg:y="0.029cm" svg:viewBox="0 0 306 1943" draw:points="0,307 306,0 306,1635 0,1943">
            <text:p/>
          </draw:polygon>
          <draw:polygon draw:style-name="gr2" draw:layer="layout" svg:width="0.326cm" svg:height="0.345cm" svg:x="3.409cm" svg:y="0cm" svg:viewBox="0 0 327 346" draw:points="327,29 307,20 0,329 16,346 323,37 327,29 327,0 307,20">
            <text:p/>
          </draw:polygon>
          <draw:polygon draw:style-name="gr2" draw:layer="layout" svg:width="0.023cm" svg:height="1.643cm" svg:x="3.711cm" svg:y="0.029cm" svg:viewBox="0 0 24 1644" draw:points="20,1644 24,1635 24,0 0,0 0,1635 20,1644 24,1639 24,1635">
            <text:p/>
          </draw:polygon>
          <draw:polygon draw:style-name="gr2" draw:layer="layout" svg:width="0.326cm" svg:height="0.345cm" svg:x="3.405cm" svg:y="1.655cm" svg:viewBox="0 0 327 346" draw:points="0,316 20,325 327,16 310,0 3,308 0,316 0,346 20,325">
            <text:p/>
          </draw:polygon>
          <draw:polygon draw:style-name="gr2" draw:layer="layout" svg:width="0.024cm" svg:height="1.643cm" svg:x="3.405cm" svg:y="0.328cm" svg:viewBox="0 0 25 1644" draw:points="3,0 0,8 0,1644 25,1644 25,8 3,0 0,3 0,8">
            <text:p/>
          </draw:polygon>
          <draw:polygon draw:style-name="gr4" draw:layer="layout" svg:width="3.693cm" svg:height="0.308cm" svg:x="0.03cm" svg:y="0.029cm" svg:viewBox="0 0 3694 309" draw:points="0,309 329,0 3694,0 3388,309">
            <text:p/>
          </draw:polygon>
          <draw:polygon draw:style-name="gr2" draw:layer="layout" svg:width="0.345cm" svg:height="0.328cm" svg:x="0.022cm" svg:y="0.017cm" svg:viewBox="0 0 346 329" draw:points="338,0 329,3 0,311 16,329 346,20 338,0 333,0 329,3">
            <text:p/>
          </draw:polygon>
          <draw:polygon draw:style-name="gr2" draw:layer="layout" svg:width="3.392cm" svg:height="0.023cm" svg:x="0.359cm" svg:y="0.017cm" svg:viewBox="0 0 3393 24" draw:points="3373,20 3364,0 0,0 0,24 3364,24 3373,20 3393,0 3364,0">
            <text:p/>
          </draw:polygon>
          <draw:polygon draw:style-name="gr2" draw:layer="layout" svg:width="0.323cm" svg:height="0.328cm" svg:x="3.409cm" svg:y="0.02cm" svg:viewBox="0 0 324 329" draw:points="8,329 16,325 324,16 307,0 0,308 8,329 13,329 16,325">
            <text:p/>
          </draw:polygon>
          <draw:polygon draw:style-name="gr2" draw:layer="layout" svg:width="3.417cm" svg:height="0.024cm" svg:x="0cm" svg:y="0.324cm" svg:viewBox="0 0 3418 25" draw:points="21,3 29,25 3418,25 3418,0 29,0 21,3 0,25 29,25">
            <text:p/>
          </draw:polygon>
          <draw:polygon draw:style-name="gr4" draw:layer="layout" svg:width="0.963cm" svg:height="0.331cm" svg:x="0.141cm" svg:y="1.13cm" svg:viewBox="0 0 964 332" draw:points="964,166 963,174 961,183 958,191 954,199 948,207 942,215 934,222 925,230 916,238 906,244 894,252 882,259 868,265 853,272 839,278 823,283 806,288 788,294 770,298 751,303 732,308 711,312 690,315 669,318 647,321 625,324 602,327 579,328 555,330 531,331 506,332 481,332 457,332 432,331 408,330 384,328 361,327 338,324 315,321 293,318 272,315 251,312 231,308 212,303 193,298 174,294 157,288 140,283 124,278 109,272 95,265 81,259 69,252 57,244 47,238 37,230 28,222 21,215 14,207 9,199 5,191 2,183 0,174 0,166 0,157 2,148 5,140 9,132 14,124 21,116 28,109 37,100 47,94 57,87 69,79 81,73 95,66 109,60 124,54 140,48 157,43 174,37 193,33 212,28 231,24 251,20 272,16 293,12 315,9 338,7 361,5 384,3 408,2 432,0 457,0 481,0 506,0 531,0 555,2 579,3 602,5 625,7 647,9 669,12 690,16 711,20 732,24 751,28 770,33 788,37 806,43 823,48 839,54 853,60 868,66 882,73 894,79 906,87 916,94 925,100 934,109 942,116 948,124 954,132 958,140 961,148 963,157">
            <text:p/>
          </draw:polygon>
          <draw:polygon draw:style-name="gr2" draw:layer="layout" svg:width="0.494cm" svg:height="0.177cm" svg:x="0.622cm" svg:y="1.296cm" svg:viewBox="0 0 495 178" draw:points="0,178 25,178 50,177 74,175 98,174 121,172 145,170 168,167 190,164 211,161 232,157 252,153 272,148 292,143 310,139 319,136 328,134 337,131 345,128 354,125 362,122 369,119 377,116 384,113 392,109 399,106 406,103 412,99 418,96 425,92 430,88 436,85 442,81 447,77 452,73 456,69 461,65 466,61 470,57 473,53 476,48 480,43 482,39 486,34 488,29 490,24 491,20 492,15 494,9 494,4 495,0 471,0 471,3 471,6 470,9 469,13 468,16 466,20 464,23 462,26 460,30 458,34 455,37 452,41 449,44 445,48 441,51 438,55 433,58 428,62 423,65 418,68 413,72 407,75 401,78 395,82 388,85 382,88 375,91 368,94 361,97 353,100 345,103 337,106 329,108 321,111 313,113 304,116 286,121 267,126 248,130 228,134 207,138 186,140 164,143 142,146 119,148 97,150 73,152 49,153 24,154 0,154">
            <text:p/>
          </draw:polygon>
          <draw:polygon draw:style-name="gr2" draw:layer="layout" svg:width="0.493cm" svg:height="0.177cm" svg:x="0.129cm" svg:y="1.296cm" svg:viewBox="0 0 494 178" draw:points="0,0 0,4 0,9 1,15 2,20 4,24 6,29 8,34 11,39 14,43 17,48 21,53 24,57 28,61 32,65 37,69 42,73 47,77 52,81 57,85 63,88 69,92 75,96 82,99 88,103 95,106 102,109 110,113 117,116 124,119 132,122 140,125 149,128 157,131 166,134 175,136 184,139 202,143 222,148 242,153 262,157 283,161 304,164 326,167 349,170 372,172 396,174 419,175 444,177 469,178 494,178 494,154 470,154 445,153 421,152 397,150 374,148 352,146 329,143 308,140 286,138 266,134 247,130 227,126 208,121 190,116 181,113 173,111 165,108 157,106 149,103 140,100 133,97 126,94 118,91 112,88 105,85 99,82 92,78 87,75 81,72 76,68 70,65 65,62 61,58 56,55 52,51 48,48 45,44 42,41 38,37 36,34 34,30 31,26 29,23 28,20 26,16 25,13 24,9 24,6 23,3 23,0">
            <text:p/>
          </draw:polygon>
          <draw:polygon draw:style-name="gr2" draw:layer="layout" svg:width="0.493cm" svg:height="0.178cm" svg:x="0.129cm" svg:y="1.118cm" svg:viewBox="0 0 494 179" draw:points="494,0 469,0 444,1 419,2 396,3 372,5 349,7 326,10 304,13 283,16 262,20 242,24 222,28 202,33 184,38 175,41 166,43 157,46 149,49 140,52 132,55 124,58 117,62 110,64 102,68 95,71 88,74 82,78 75,81 69,85 63,88 57,93 52,96 47,100 42,104 37,108 32,112 28,116 24,121 21,125 17,129 14,134 11,139 8,143 6,148 4,153 2,158 1,163 0,168 0,173 0,179 23,179 23,175 24,171 24,168 25,164 26,161 28,158 29,154 31,151 34,147 36,144 38,141 42,137 45,133 48,129 52,126 56,122 61,119 65,116 70,112 76,109 81,105 87,102 92,99 99,95 105,93 112,89 118,86 126,83 133,80 140,77 149,74 157,72 165,69 173,66 181,63 190,61 208,56 227,52 247,48 266,43 286,40 308,37 329,33 352,31 374,28 397,26 421,25 445,24 470,24 494,23">
            <text:p/>
          </draw:polygon>
          <draw:polygon draw:style-name="gr2" draw:layer="layout" svg:width="0.494cm" svg:height="0.178cm" svg:x="0.622cm" svg:y="1.118cm" svg:viewBox="0 0 495 179" draw:points="495,179 494,173 494,168 492,163 491,158 490,153 488,148 486,143 482,139 480,134 476,129 473,125 470,121 466,116 461,112 457,108 452,104 447,100 442,96 436,93 430,88 425,85 418,81 412,78 406,74 398,71 392,68 384,64 377,62 369,58 362,55 354,52 345,49 337,46 328,43 319,41 310,38 292,33 272,28 252,24 232,20 211,16 190,13 168,10 145,7 121,5 98,3 74,2 50,1 25,0 0,0 0,23 24,24 49,24 73,25 97,26 119,28 142,31 164,33 186,37 207,40 228,43 248,48 267,52 286,56 304,61 313,63 321,66 329,69 337,72 345,74 353,77 361,80 368,83 375,86 382,89 388,93 395,95 401,99 407,102 413,105 418,109 423,112 428,116 433,119 438,122 441,126 445,129 449,133 452,137 455,141 458,144 460,147 462,151 464,154 466,158 468,161 469,164 470,168 471,171 471,175 471,179">
            <text:p/>
          </draw:polygon>
          <draw:polygon draw:style-name="gr4" draw:layer="layout" svg:width="0.965cm" svg:height="0.355cm" svg:x="0.139cm" svg:y="0.945cm" svg:viewBox="0 0 966 356" draw:points="0,0 0,356 965,356 966,0">
            <text:p/>
          </draw:polygon>
          <draw:polygon draw:style-name="gr5" draw:layer="layout" svg:width="0.963cm" svg:height="0.332cm" svg:x="0.141cm" svg:y="0.775cm" svg:viewBox="0 0 964 333" draw:points="964,166 963,175 961,183 958,191 954,200 949,207 942,215 934,224 926,231 916,238 906,245 894,252 882,259 868,265 854,272 839,278 823,284 806,290 789,294 770,299 751,304 732,308 712,312 691,316 669,319 648,323 625,325 602,327 579,329 555,331 531,332 506,332 481,333 457,332 432,332 408,331 384,329 361,327 338,325 315,323 294,319 273,316 252,312 231,308 212,304 193,299 174,294 157,290 140,284 124,278 110,272 95,265 81,259 69,252 57,245 47,238 37,231 28,224 21,215 15,207 9,200 5,191 2,183 0,175 0,166 0,157 2,149 5,141 9,132 15,124 21,117 28,109 37,101 47,94 57,87 69,80 81,73 95,66 110,60 124,54 140,48 157,43 174,37 193,33 212,28 231,24 252,20 273,16 294,12 315,10 338,7 361,5 384,3 408,2 432,0 457,0 481,0 506,0 531,0 555,2 579,3 602,5 625,7 648,10 669,12 691,16 712,20 732,24 751,28 770,33 789,37 806,43 823,48 839,54 854,60 868,66 882,73 894,80 906,87 916,94 926,101 934,109 942,117 949,124 954,132 958,141 961,149 963,157">
            <text:p/>
          </draw:polygon>
          <draw:polygon draw:style-name="gr2" draw:layer="layout" svg:width="0.505cm" svg:height="0.178cm" svg:x="0.61cm" svg:y="0.941cm" svg:viewBox="0 0 506 179" draw:points="11,179 36,179 61,178 85,177 109,175 133,173 156,171 179,168 201,166 222,162 243,158 263,154 283,150 303,145 321,140 330,137 339,134 348,132 357,129 365,126 373,123 381,120 388,117 395,114 403,110 410,107 417,104 424,100 430,97 436,93 442,89 447,86 453,82 458,78 463,74 468,69 473,66 477,61 481,57 484,53 488,49 491,45 494,40 497,35 499,30 501,25 503,20 504,15 505,10 506,5 506,0 482,0 482,3 481,7 481,10 480,13 479,16 477,20 476,24 474,27 471,31 469,34 467,38 463,41 460,45 457,49 453,52 449,55 444,58 439,62 435,66 429,69 424,73 418,76 412,79 406,82 400,86 393,89 386,92 379,95 372,98 365,100 357,104 348,107 340,110 332,112 324,115 315,117 297,122 278,126 259,131 239,135 219,138 198,141 176,145 153,147 131,149 108,151 84,153 60,154 35,155 11,155 9,155 9,156 7,156 6,156 5,156 4,157 3,157 2,158 1,160 0,162 0,164 0,167 0,169 0,171 1,173 2,175 3,176 4,176 5,177 6,178 7,178 9,179 9,179">
            <text:p/>
          </draw:polygon>
          <draw:polygon draw:style-name="gr2" draw:layer="layout" svg:width="0.493cm" svg:height="0.189cm" svg:x="0.129cm" svg:y="0.929cm" svg:viewBox="0 0 494 190" draw:points="0,11 0,16 0,22 2,27 3,32 5,36 6,42 8,47 11,51 14,56 17,60 20,65 24,69 28,73 33,77 37,81 42,86 47,89 52,93 57,97 63,100 69,104 76,108 82,111 88,115 95,118 102,121 110,125 117,128 124,132 132,134 140,138 149,140 157,143 166,145 175,148 184,151 202,156 222,161 242,165 262,169 283,173 304,177 326,179 349,182 373,184 396,186 420,188 444,189 469,190 494,190 494,166 470,166 445,165 421,164 397,162 375,160 352,158 330,156 308,153 287,150 266,146 246,142 227,138 208,133 190,128 181,126 173,123 165,121 157,118 149,115 141,112 133,109 126,107 119,103 112,100 106,97 99,94 93,90 87,88 81,84 76,80 71,77 65,74 61,70 56,67 52,64 49,60 45,57 42,53 39,49 36,46 34,42 31,38 30,35 28,32 26,28 25,25 24,22 24,18 24,15 23,11 23,10 23,9 23,8 22,6 22,6 21,4 20,4 20,3 18,2 16,0 14,0 12,0 9,0 7,0 5,2 4,3 2,4 2,4 2,6 1,6 0,8 0,9 0,10">
            <text:p/>
          </draw:polygon>
          <draw:polygon draw:style-name="gr2" draw:layer="layout" svg:width="0.505cm" svg:height="0.177cm" svg:x="0.129cm" svg:y="0.763cm" svg:viewBox="0 0 506 178" draw:points="493,0 469,0 444,1 420,1 396,3 373,5 349,7 326,9 304,13 283,16 262,19 242,24 222,28 202,33 184,38 175,40 166,43 157,46 149,49 140,52 132,55 124,58 117,61 110,65 102,67 95,71 88,74 82,77 76,81 69,84 63,88 57,92 52,96 47,100 42,104 37,108 33,112 28,116 24,121 20,125 17,129 14,133 11,138 8,143 6,147 5,153 3,158 2,162 0,168 0,172 0,178 23,178 24,174 24,171 24,168 25,164 26,161 28,157 30,154 31,150 34,147 36,143 39,140 42,136 45,133 49,129 52,126 56,123 61,119 65,115 71,112 76,108 81,105 87,102 93,98 99,96 106,92 112,89 119,86 126,83 133,80 141,77 149,74 157,71 165,69 173,66 181,63 190,60 208,56 227,51 246,47 266,43 287,40 308,36 330,34 352,31 375,28 397,27 421,25 445,24 470,23 493,23 495,23 497,23 498,23 499,22 500,22 501,21 502,21 503,19 504,18 505,16 506,13 506,11 506,9 505,7 504,5 503,3 502,3 501,2 500,1 499,1 498,0 497,0 495,0">
            <text:p/>
          </draw:polygon>
          <draw:polygon draw:style-name="gr2" draw:layer="layout" svg:width="0.494cm" svg:height="0.177cm" svg:x="0.621cm" svg:y="0.763cm" svg:viewBox="0 0 495 178" draw:points="495,178 495,172 494,168 493,162 492,158 490,153 488,147 486,143 483,138 480,133 477,129 473,125 470,121 466,116 462,112 457,108 452,104 447,100 442,96 436,92 431,88 425,84 419,81 413,77 406,74 399,71 392,67 384,65 377,61 370,58 362,55 354,52 346,49 337,46 328,43 319,40 310,38 292,33 272,28 252,24 232,19 211,16 190,13 168,9 145,7 122,5 98,3 74,1 50,1 25,0 0,0 0,23 24,23 49,24 73,25 97,27 120,28 142,31 165,34 187,36 208,40 228,43 248,47 267,51 286,56 304,60 313,63 321,66 329,69 337,71 346,74 354,77 361,80 368,83 375,86 382,89 389,92 395,96 401,98 407,102 413,105 418,108 424,112 428,115 433,119 438,123 442,126 446,129 449,133 452,136 455,140 458,143 460,147 463,150 465,154 466,157 468,161 469,164 470,168 470,171 471,174 471,178">
            <text:p/>
          </draw:polygon>
          <draw:polygon draw:style-name="gr2" draw:layer="layout" svg:width="0.023cm" svg:height="0.011cm" svg:x="0.129cm" svg:y="0.932cm" svg:viewBox="0 0 24 12" draw:points="24,12 24,0 0,0 0,12">
            <text:p/>
          </draw:polygon>
          <draw:polygon draw:style-name="gr2" draw:layer="layout" svg:width="0.023cm" svg:height="0.355cm" svg:x="0.129cm" svg:y="0.944cm" svg:viewBox="0 0 24 356" draw:points="24,356 24,0 0,0 0,356">
            <text:p/>
          </draw:polygon>
          <draw:polygon draw:style-name="gr2" draw:layer="layout" svg:width="0.023cm" svg:height="0.012cm" svg:x="0.129cm" svg:y="1.299cm" svg:viewBox="0 0 24 13" draw:points="0,0 0,13 24,13 24,0">
            <text:p/>
          </draw:polygon>
          <draw:polygon draw:style-name="gr2" draw:layer="layout" svg:width="0.023cm" svg:height="0.011cm" svg:x="1.092cm" svg:y="0.932cm" svg:viewBox="0 0 24 12" draw:points="24,12 24,0 0,0 0,12">
            <text:p/>
          </draw:polygon>
          <draw:polygon draw:style-name="gr2" draw:layer="layout" svg:width="0.023cm" svg:height="0.356cm" svg:x="1.092cm" svg:y="0.944cm" svg:viewBox="0 0 24 357" draw:points="24,357 24,0 0,0 0,357">
            <text:p/>
          </draw:polygon>
          <draw:polygon draw:style-name="gr2" draw:layer="layout" svg:width="0.023cm" svg:height="0.012cm" svg:x="1.092cm" svg:y="1.3cm" svg:viewBox="0 0 24 13" draw:points="0,0 0,13 24,13 24,0">
            <text:p/>
          </draw:polygon>
          <draw:polygon draw:style-name="gr4" draw:layer="layout" svg:width="0.963cm" svg:height="0.331cm" svg:x="1.243cm" svg:y="1.13cm" svg:viewBox="0 0 964 332" draw:points="964,166 962,174 960,183 957,191 953,199 948,207 941,215 934,222 925,230 916,238 905,244 893,252 881,259 867,265 853,272 838,278 822,283 805,288 788,294 769,298 750,303 731,308 711,312 690,315 669,318 647,321 625,324 601,327 578,328 554,330 530,331 505,332 481,332 456,332 431,331 407,330 384,328 361,327 337,324 315,321 293,318 272,315 251,312 231,308 212,303 192,298 174,294 157,288 140,283 124,278 109,272 95,265 81,259 69,252 57,244 46,238 37,230 28,222 21,215 15,207 9,199 5,191 2,183 0,174 0,166 0,157 2,148 5,140 9,132 15,124 21,116 28,109 37,100 46,94 57,87 69,79 81,73 95,66 109,60 124,54 140,48 157,43 174,37 192,33 212,28 231,24 251,20 272,16 293,12 315,9 337,7 361,5 384,3 407,2 431,0 456,0 481,0 505,0 530,0 554,2 578,3 601,5 625,7 647,9 669,12 690,16 711,20 731,24 750,28 769,33 788,37 805,43 822,48 838,54 853,60 867,66 881,73 893,79 905,87 916,94 925,100 934,109 941,116 948,124 953,132 957,140 960,148 962,157">
            <text:p/>
          </draw:polygon>
          <draw:polygon draw:style-name="gr2" draw:layer="layout" svg:width="0.506cm" svg:height="0.177cm" svg:x="1.711cm" svg:y="1.296cm" svg:viewBox="0 0 507 178" draw:points="12,178 36,178 61,177 86,175 110,174 133,172 156,170 179,167 201,164 223,161 244,157 265,153 284,148 303,143 322,139 331,136 340,134 348,131 357,128 365,125 373,122 381,119 389,116 396,113 404,109 410,106 417,103 424,99 430,96 436,92 443,88 448,85 454,81 458,77 464,73 468,69 473,65 477,61 481,57 485,53 488,48 492,43 495,39 497,34 499,29 502,24 503,20 504,15 505,9 506,4 507,0 482,0 482,3 482,6 482,9 480,13 479,16 478,20 476,23 474,26 472,30 470,34 467,37 464,41 460,44 457,48 453,51 449,55 445,58 440,62 435,65 430,68 424,72 419,75 413,78 406,82 401,85 394,88 387,91 380,94 372,97 365,100 357,103 349,106 341,108 333,111 324,113 315,116 298,121 279,126 260,130 240,134 219,138 198,140 177,143 154,146 131,148 108,150 85,152 60,153 36,154 12,154 10,154 9,154 8,154 6,154 6,155 4,156 4,156 3,157 2,159 0,161 0,163 0,165 0,168 0,170 2,172 3,174 4,175 4,175 6,176 6,176 8,177 9,178 10,178">
            <text:p/>
          </draw:polygon>
          <draw:polygon draw:style-name="gr2" draw:layer="layout" svg:width="0.492cm" svg:height="0.189cm" svg:x="1.231cm" svg:y="1.284cm" svg:viewBox="0 0 493 190" draw:points="0,12 0,16 0,21 1,27 2,32 4,36 6,41 8,46 11,51 14,55 17,60 20,65 24,69 28,73 32,77 37,81 41,85 46,89 51,93 57,97 63,100 69,104 75,108 81,111 89,115 94,118 101,121 108,125 116,128 124,131 131,134 140,137 148,140 156,143 165,146 174,148 183,151 202,155 220,160 240,165 261,169 281,173 303,176 325,179 348,182 371,184 394,186 419,187 443,189 468,190 493,190 493,166 468,166 444,165 420,164 396,162 373,160 350,158 328,155 307,152 285,150 265,146 245,142 225,138 207,133 189,128 181,125 172,123 163,120 155,118 147,115 140,112 132,109 125,106 118,103 111,100 104,97 98,94 92,90 87,87 81,84 75,80 70,77 65,74 60,70 56,67 52,63 48,60 44,56 41,53 38,49 36,46 33,42 31,38 29,35 28,32 26,28 25,25 24,21 23,18 23,15 23,12 23,10 22,8 22,8 22,6 22,6 21,4 20,4 19,2 18,2 16,0 13,0 11,0 9,0 7,0 5,2 3,2 2,4 2,4 1,6 0,6 0,8 0,8 0,10">
            <text:p/>
          </draw:polygon>
          <draw:polygon draw:style-name="gr2" draw:layer="layout" svg:width="0.505cm" svg:height="0.178cm" svg:x="1.231cm" svg:y="1.118cm" svg:viewBox="0 0 506 179" draw:points="493,0 469,0 444,1 419,2 395,3 371,5 349,7 326,10 304,13 282,16 261,20 240,24 221,28 202,33 183,38 174,41 165,43 157,46 148,49 140,52 131,55 124,58 116,62 108,64 101,68 94,71 89,74 82,78 75,81 69,85 63,88 57,93 51,96 46,100 41,104 37,108 32,112 28,116 24,121 20,125 17,129 14,134 11,139 8,143 6,148 4,153 2,158 1,163 0,168 0,173 0,179 23,179 23,175 23,171 24,168 25,164 26,161 28,158 29,154 31,151 33,147 36,144 38,141 41,137 44,133 48,129 52,126 56,122 60,119 65,116 70,112 76,109 81,105 87,102 92,99 98,95 104,93 111,89 118,86 125,83 133,80 140,77 147,74 156,72 163,69 172,66 181,63 190,61 208,56 226,52 245,48 265,43 286,40 307,37 329,33 351,31 373,28 397,26 420,25 445,24 469,24 493,23 494,23 496,23 497,23 498,22 499,21 500,21 501,20 502,20 503,18 504,16 504,14 506,12 504,10 504,7 503,5 502,4 501,3 500,2 499,2 498,1 497,0 496,0 494,0">
            <text:p/>
          </draw:polygon>
          <draw:polygon draw:style-name="gr2" draw:layer="layout" svg:width="0.494cm" svg:height="0.178cm" svg:x="1.723cm" svg:y="1.118cm" svg:viewBox="0 0 495 179" draw:points="495,179 494,173 493,168 492,163 491,158 490,153 487,148 485,143 483,139 480,134 476,129 473,125 469,121 465,116 461,112 456,108 452,104 446,100 442,96 436,93 431,88 424,85 418,81 412,78 405,74 398,71 392,68 384,64 377,62 369,58 361,55 353,52 345,49 336,46 328,43 319,41 310,38 291,33 272,28 253,24 232,20 211,16 189,13 167,10 144,7 121,5 98,3 74,2 49,1 24,0 0,0 0,23 24,24 48,24 73,25 96,26 119,28 142,31 165,33 186,37 207,40 228,43 248,48 267,52 286,56 303,61 312,63 321,66 329,69 337,72 345,74 353,77 360,80 368,83 375,86 382,89 389,93 394,95 401,99 407,102 412,105 418,109 423,112 429,116 433,119 437,122 441,126 445,129 448,133 452,137 455,141 458,144 460,147 462,151 464,154 466,158 467,161 468,164 470,168 470,171 470,175 470,179">
            <text:p/>
          </draw:polygon>
          <draw:polygon draw:style-name="gr4" draw:layer="layout" svg:width="0.964cm" svg:height="0.355cm" svg:x="1.241cm" svg:y="0.945cm" svg:viewBox="0 0 965 356" draw:points="0,0 0,356 965,356 965,0">
            <text:p/>
          </draw:polygon>
          <draw:polygon draw:style-name="gr5" draw:layer="layout" svg:width="0.963cm" svg:height="0.332cm" svg:x="1.243cm" svg:y="0.775cm" svg:viewBox="0 0 964 333" draw:points="964,166 962,175 960,183 957,191 953,200 948,207 941,215 934,224 925,231 916,238 905,245 893,252 881,259 867,265 853,272 838,278 822,284 805,290 788,294 769,299 750,304 731,308 711,312 690,316 669,319 647,323 625,325 601,327 578,329 554,331 530,332 505,332 481,333 456,332 431,332 407,331 384,329 361,327 337,325 315,323 293,319 272,316 251,312 231,308 212,304 192,299 174,294 157,290 140,284 124,278 109,272 95,265 81,259 69,252 57,245 46,238 37,231 28,224 21,215 15,207 9,200 5,191 2,183 0,175 0,166 0,157 2,149 5,141 9,132 15,124 21,117 28,109 37,101 46,94 57,87 69,80 81,73 95,66 109,60 124,54 140,48 157,43 174,37 192,33 212,28 231,24 251,20 272,16 293,12 315,10 337,7 361,5 384,3 407,2 431,0 456,0 481,0 505,0 530,0 554,2 578,3 601,5 625,7 647,10 669,12 690,16 711,20 731,24 750,28 769,33 788,37 805,43 822,48 838,54 853,60 867,66 881,73 893,80 905,87 916,94 925,101 934,109 941,117 948,124 953,132 957,141 960,149 962,157">
            <text:p/>
          </draw:polygon>
          <draw:polygon draw:style-name="gr2" draw:layer="layout" svg:width="0.506cm" svg:height="0.178cm" svg:x="1.711cm" svg:y="0.941cm" svg:viewBox="0 0 507 179" draw:points="12,179 36,179 61,178 86,177 110,175 133,173 156,171 179,168 201,166 223,162 244,158 265,154 284,150 303,145 322,140 331,137 340,134 348,132 357,129 365,126 373,123 381,120 389,117 396,114 404,110 410,107 417,104 424,100 430,97 436,93 443,89 448,86 454,82 458,78 464,74 468,69 473,66 477,61 481,57 485,53 488,49 492,45 495,40 497,35 499,30 502,25 503,20 504,15 505,10 506,5 507,0 482,0 482,3 482,7 482,10 480,13 479,16 478,20 476,24 474,27 472,31 470,34 467,38 464,41 460,45 457,49 453,52 449,55 445,58 440,62 435,66 430,69 424,73 419,76 413,79 406,82 401,86 394,89 387,92 380,95 372,98 365,100 357,104 349,107 341,110 333,112 324,115 315,117 298,122 279,126 260,131 240,135 219,138 198,141 177,145 154,147 131,149 108,151 85,153 60,154 36,155 12,155 10,155 9,156 8,156 6,156 6,156 4,157 4,157 3,158 2,160 0,162 0,164 0,167 0,169 0,171 2,173 3,175 4,176 4,176 6,177 6,178 8,178 9,179 10,179">
            <text:p/>
          </draw:polygon>
          <draw:polygon draw:style-name="gr2" draw:layer="layout" svg:width="0.492cm" svg:height="0.189cm" svg:x="1.231cm" svg:y="0.929cm" svg:viewBox="0 0 493 190" draw:points="0,11 0,16 0,22 1,27 2,32 4,36 6,42 8,47 11,51 14,56 17,60 20,65 24,69 28,73 32,77 37,81 41,86 46,89 51,93 57,97 63,100 69,104 75,108 81,111 89,115 94,118 101,121 108,125 116,128 124,132 131,134 140,138 148,140 156,143 165,145 174,148 183,151 202,156 220,161 240,165 261,169 281,173 303,177 325,179 348,182 371,184 394,186 419,188 443,189 468,190 493,190 493,166 468,166 444,165 420,164 396,162 373,160 350,158 328,156 307,153 285,150 265,146 245,142 225,138 207,133 189,128 181,126 172,123 163,121 155,118 147,115 140,112 132,109 125,107 118,103 111,100 104,97 98,94 92,90 87,88 81,84 75,80 70,77 65,74 60,70 56,67 52,64 48,60 44,57 41,53 38,49 36,46 33,42 31,38 29,35 28,32 26,28 25,25 24,22 23,18 23,15 23,11 23,10 22,9 22,8 22,6 22,6 21,4 20,4 19,3 18,2 16,0 13,0 11,0 9,0 7,0 5,2 3,3 2,4 2,4 1,6 0,6 0,8 0,9 0,10">
            <text:p/>
          </draw:polygon>
          <draw:polygon draw:style-name="gr2" draw:layer="layout" svg:width="0.505cm" svg:height="0.177cm" svg:x="1.231cm" svg:y="0.763cm" svg:viewBox="0 0 506 178" draw:points="493,0 469,0 444,1 419,1 395,3 371,5 349,7 326,9 304,13 282,16 261,19 240,24 221,28 202,33 183,38 174,40 165,43 157,46 148,49 140,52 131,55 124,58 116,61 108,65 101,67 94,71 89,74 82,77 75,81 69,84 63,88 57,92 51,96 46,100 41,104 37,108 32,112 28,116 24,121 20,125 17,129 14,133 11,138 8,143 6,147 4,153 2,158 1,162 0,168 0,172 0,178 23,178 23,174 23,171 24,168 25,164 26,161 28,157 29,154 31,150 33,147 36,143 38,140 41,136 44,133 48,129 52,126 56,123 60,119 65,115 70,112 76,108 81,105 87,102 92,98 98,96 104,92 111,89 118,86 125,83 133,80 140,77 147,74 156,71 163,69 172,66 181,63 190,60 208,56 226,51 245,47 265,43 286,40 307,36 329,34 351,31 373,28 397,27 420,25 445,24 469,23 493,23 494,23 496,23 497,23 498,22 499,22 500,21 501,21 502,19 503,18 504,16 504,13 506,11 504,9 504,7 503,5 502,3 501,3 500,2 499,1 498,1 497,0 496,0 494,0">
            <text:p/>
          </draw:polygon>
          <draw:polygon draw:style-name="gr2" draw:layer="layout" svg:width="0.494cm" svg:height="0.177cm" svg:x="1.723cm" svg:y="0.763cm" svg:viewBox="0 0 495 178" draw:points="495,178 494,172 493,168 492,162 491,158 490,153 487,147 485,143 483,138 480,133 476,129 473,125 469,121 465,116 461,112 456,108 452,104 446,100 442,96 436,92 431,88 424,84 418,81 412,77 405,74 398,71 392,67 384,65 377,61 369,58 361,55 353,52 345,49 336,46 328,43 319,40 310,38 291,33 272,28 253,24 232,19 211,16 189,13 167,9 144,7 121,5 98,3 74,1 49,1 24,0 0,0 0,23 24,23 48,24 73,25 96,27 119,28 142,31 165,34 186,36 207,40 228,43 248,47 267,51 286,56 303,60 312,63 321,66 329,69 337,71 345,74 353,77 360,80 368,83 375,86 382,89 389,92 394,96 401,98 407,102 412,105 418,108 423,112 429,115 433,119 437,123 441,126 445,129 448,133 452,136 455,140 458,143 460,147 462,150 464,154 466,157 467,161 468,164 470,168 470,171 470,174 470,178">
            <text:p/>
          </draw:polygon>
          <draw:polygon draw:style-name="gr2" draw:layer="layout" svg:width="0.023cm" svg:height="0.011cm" svg:x="1.231cm" svg:y="0.932cm" svg:viewBox="0 0 24 12" draw:points="24,12 24,0 0,0 0,12">
            <text:p/>
          </draw:polygon>
          <draw:polygon draw:style-name="gr2" draw:layer="layout" svg:width="0.023cm" svg:height="0.355cm" svg:x="1.231cm" svg:y="0.944cm" svg:viewBox="0 0 24 356" draw:points="24,356 24,0 0,0 0,356">
            <text:p/>
          </draw:polygon>
          <draw:polygon draw:style-name="gr2" draw:layer="layout" svg:width="0.023cm" svg:height="0.012cm" svg:x="1.231cm" svg:y="1.299cm" svg:viewBox="0 0 24 13" draw:points="0,0 0,13 24,13 24,0">
            <text:p/>
          </draw:polygon>
          <draw:polygon draw:style-name="gr2" draw:layer="layout" svg:width="0.024cm" svg:height="0.011cm" svg:x="2.193cm" svg:y="0.932cm" svg:viewBox="0 0 25 12" draw:points="25,12 25,0 0,0 0,12">
            <text:p/>
          </draw:polygon>
          <draw:polygon draw:style-name="gr2" draw:layer="layout" svg:width="0.024cm" svg:height="0.356cm" svg:x="2.193cm" svg:y="0.944cm" svg:viewBox="0 0 25 357" draw:points="25,357 25,0 0,0 0,357">
            <text:p/>
          </draw:polygon>
          <draw:polygon draw:style-name="gr2" draw:layer="layout" svg:width="0.024cm" svg:height="0.012cm" svg:x="2.193cm" svg:y="1.3cm" svg:viewBox="0 0 25 13" draw:points="0,0 0,13 25,13 25,0">
            <text:p/>
          </draw:polygon>
          <draw:polygon draw:style-name="gr4" draw:layer="layout" svg:width="0.963cm" svg:height="0.331cm" svg:x="2.344cm" svg:y="1.13cm" svg:viewBox="0 0 964 332" draw:points="964,166 963,174 961,183 958,191 954,199 949,207 942,215 934,222 925,230 916,238 905,244 894,252 882,259 868,265 853,272 838,278 823,283 806,288 789,294 770,298 751,303 732,308 711,312 690,315 669,318 648,321 625,324 602,327 579,328 555,330 531,331 506,332 481,332 456,332 432,331 409,330 384,328 361,327 338,324 315,321 294,318 273,315 252,312 231,308 212,303 193,298 174,294 157,288 140,283 124,278 109,272 95,265 81,259 69,252 57,244 47,238 37,230 28,222 21,215 14,207 9,199 5,191 2,183 0,174 0,166 0,157 2,148 5,140 9,132 14,124 21,116 28,109 37,100 47,94 57,87 69,79 81,73 95,66 109,60 124,54 140,48 157,43 174,37 193,33 212,28 231,24 252,20 273,16 294,12 315,9 338,7 361,5 384,3 409,2 432,0 456,0 481,0 506,0 531,0 555,2 579,3 602,5 625,7 648,9 669,12 690,16 711,20 732,24 751,28 770,33 789,37 806,43 823,48 838,54 853,60 868,66 882,73 894,79 905,87 916,94 925,100 934,109 942,116 949,124 954,132 958,140 961,148 963,157">
            <text:p/>
          </draw:polygon>
          <draw:polygon draw:style-name="gr2" draw:layer="layout" svg:width="0.494cm" svg:height="0.177cm" svg:x="2.825cm" svg:y="1.296cm" svg:viewBox="0 0 495 178" draw:points="0,178 25,178 50,177 74,175 98,174 122,172 145,170 168,167 190,164 211,161 232,157 252,153 272,148 292,143 310,139 319,136 328,134 337,131 345,128 354,125 362,122 370,119 377,116 384,113 392,109 399,106 406,103 412,99 418,96 424,92 431,88 436,85 442,81 447,77 453,73 457,69 461,65 466,61 470,57 473,53 476,48 480,43 483,39 486,34 488,29 490,24 491,20 492,15 494,9 495,4 495,0 471,0 470,3 470,6 470,9 469,13 468,16 466,20 464,23 463,26 460,30 459,34 455,37 453,41 449,44 445,48 442,51 438,55 433,58 428,62 423,65 418,68 413,72 407,75 401,78 395,82 388,85 382,88 375,91 368,94 361,97 354,100 346,103 337,106 329,108 321,111 313,113 304,116 286,121 267,126 248,130 228,134 208,138 187,140 164,143 142,146 120,148 97,150 73,152 49,153 24,154 0,154">
            <text:p/>
          </draw:polygon>
          <draw:polygon draw:style-name="gr2" draw:layer="layout" svg:width="0.493cm" svg:height="0.177cm" svg:x="2.332cm" svg:y="1.296cm" svg:viewBox="0 0 494 178" draw:points="0,0 0,4 0,9 1,15 3,20 5,24 7,29 8,34 11,39 14,43 17,48 20,53 24,57 28,61 32,65 37,69 41,73 47,77 52,81 57,85 63,88 69,92 75,96 82,99 88,103 95,106 102,109 110,113 117,116 124,119 132,122 140,125 149,128 157,131 166,134 175,136 184,139 202,143 222,148 242,153 261,157 283,161 304,164 326,167 349,170 372,172 396,174 420,175 444,177 469,178 494,178 494,154 469,154 445,153 421,152 397,150 375,148 352,146 329,143 308,140 286,138 266,134 246,130 227,126 208,121 190,116 181,113 173,111 165,108 157,106 149,103 140,100 133,97 126,94 119,91 112,88 105,85 99,82 93,78 87,75 81,72 76,68 70,65 65,62 61,58 56,55 52,51 48,48 45,44 41,41 38,37 35,34 33,30 31,26 29,23 28,20 26,16 25,13 24,9 24,6 23,3 23,0">
            <text:p/>
          </draw:polygon>
          <draw:polygon draw:style-name="gr2" draw:layer="layout" svg:width="0.493cm" svg:height="0.178cm" svg:x="2.332cm" svg:y="1.118cm" svg:viewBox="0 0 494 179" draw:points="494,0 469,0 444,1 420,2 396,3 372,5 349,7 326,10 304,13 283,16 261,20 242,24 222,28 202,33 184,38 175,41 166,43 157,46 149,49 140,52 132,55 124,58 117,62 110,64 102,68 95,71 88,74 82,78 75,81 69,85 63,88 57,93 52,96 47,100 41,104 37,108 32,112 28,116 24,121 20,125 17,129 14,134 11,139 8,143 7,148 5,153 3,158 1,163 0,168 0,173 0,179 23,179 23,175 24,171 24,168 25,164 26,161 28,158 29,154 31,151 33,147 35,144 38,141 41,137 45,133 48,129 52,126 56,122 61,119 65,116 70,112 76,109 81,105 87,102 93,99 99,95 105,93 112,89 119,86 126,83 133,80 140,77 149,74 157,72 165,69 173,66 181,63 190,61 208,56 227,52 246,48 266,43 286,40 308,37 329,33 352,31 375,28 397,26 421,25 445,24 469,24 494,23">
            <text:p/>
          </draw:polygon>
          <draw:polygon draw:style-name="gr2" draw:layer="layout" svg:width="0.494cm" svg:height="0.178cm" svg:x="2.825cm" svg:y="1.118cm" svg:viewBox="0 0 495 179" draw:points="495,179 495,173 494,168 492,163 491,158 490,153 488,148 486,143 483,139 480,134 476,129 473,125 470,121 466,116 461,112 457,108 453,104 447,100 442,96 436,93 431,88 424,85 418,81 412,78 406,74 398,71 392,68 384,64 377,62 370,58 362,55 354,52 345,49 337,46 328,43 319,41 310,38 292,33 272,28 252,24 232,20 211,16 190,13 168,10 145,7 122,5 98,3 74,2 50,1 25,0 0,0 0,23 24,24 49,24 73,25 97,26 120,28 142,31 164,33 187,37 208,40 228,43 248,48 267,52 286,56 304,61 313,63 321,66 329,69 337,72 346,74 354,77 361,80 368,83 375,86 382,89 388,93 395,95 401,99 407,102 413,105 418,109 423,112 428,116 433,119 438,122 442,126 445,129 449,133 453,137 455,141 459,144 460,147 463,151 464,154 466,158 468,161 469,164 470,168 470,171 470,175 471,179">
            <text:p/>
          </draw:polygon>
          <draw:polygon draw:style-name="gr6" draw:layer="layout" svg:width="0.505cm" svg:height="0.178cm" svg:x="2.332cm" svg:y="1.118cm" svg:viewBox="0 0 506 179" draw:points="493,0 469,0 444,1 420,2 396,3 372,5 349,7 326,10 304,13 283,16 261,20 242,24 222,28 202,33 184,38 175,41 166,43 157,46 149,49 140,52 132,55 124,58 117,62 110,64 102,68 95,71 88,74 82,78 75,81 69,85 63,88 57,93 52,96 47,100 41,104 37,108 32,112 28,116 24,121 20,125 17,129 14,134 11,139 8,143 7,148 5,153 3,158 1,163 0,168 0,173 0,179 23,179 23,175 24,171 24,168 25,164 26,161 28,158 29,154 31,151 33,147 35,144 38,141 41,137 45,133 48,129 52,126 56,122 61,119 65,116 70,112 76,109 81,105 87,102 93,99 99,95 105,93 112,89 119,86 126,83 133,80 140,77 149,74 157,72 165,69 173,66 181,63 190,61 208,56 227,52 246,48 266,43 286,40 308,37 329,33 352,31 375,28 397,26 421,25 445,24 469,24 493,23 495,23 496,23 498,23 499,22 500,21 501,21 501,20 502,20 504,18 505,16 506,14 506,12 506,10 505,7 504,5 502,4 501,3 501,2 500,2 499,1 498,0 496,0 495,0">
            <text:p/>
          </draw:polygon>
          <draw:polygon draw:style-name="gr6" draw:layer="layout" svg:width="0.494cm" svg:height="0.178cm" svg:x="2.825cm" svg:y="1.118cm" svg:viewBox="0 0 495 179" draw:points="495,179 495,173 494,168 492,163 491,158 490,153 488,148 486,143 483,139 480,134 476,129 473,125 470,121 466,116 461,112 457,108 453,104 447,100 442,96 436,93 431,88 424,85 418,81 412,78 406,74 398,71 392,68 384,64 377,62 370,58 362,55 354,52 345,49 337,46 328,43 319,41 310,38 292,33 272,28 252,24 232,20 211,16 190,13 168,10 145,7 122,5 98,3 74,2 50,1 25,0 0,0 0,23 24,24 49,24 73,25 97,26 120,28 142,31 164,33 187,37 208,40 228,43 248,48 267,52 286,56 304,61 313,63 321,66 329,69 337,72 346,74 354,77 361,80 368,83 375,86 382,89 388,93 395,95 401,99 407,102 413,105 418,109 423,112 428,116 433,119 438,122 442,126 445,129 449,133 453,137 455,141 459,144 460,147 463,151 464,154 466,158 468,161 469,164 470,168 470,171 470,175 471,179">
            <text:p/>
          </draw:polygon>
          <draw:polygon draw:style-name="gr4" draw:layer="layout" svg:width="0.965cm" svg:height="0.355cm" svg:x="2.342cm" svg:y="0.945cm" svg:viewBox="0 0 966 356" draw:points="0,0 0,356 965,356 966,0">
            <text:p/>
          </draw:polygon>
          <draw:polygon draw:style-name="gr5" draw:layer="layout" svg:width="0.963cm" svg:height="0.332cm" svg:x="2.344cm" svg:y="0.775cm" svg:viewBox="0 0 964 333" draw:points="964,166 963,175 961,183 958,191 954,200 949,207 942,215 934,224 925,231 916,238 905,245 894,252 882,259 868,265 853,272 838,278 823,284 806,290 789,294 770,299 751,304 732,308 711,312 690,316 669,319 648,323 625,325 602,327 579,329 555,331 531,332 506,332 481,333 456,332 432,332 409,331 384,329 361,327 338,325 315,323 294,319 273,316 252,312 231,308 212,304 193,299 174,294 157,290 140,284 124,278 109,272 95,265 81,259 69,252 57,245 47,238 37,231 28,224 21,215 14,207 9,200 5,191 2,183 0,175 0,166 0,157 2,149 5,141 9,132 14,124 21,117 28,109 37,101 47,94 57,87 69,80 81,73 95,66 109,60 124,54 140,48 157,43 174,37 193,33 212,28 231,24 252,20 273,16 294,12 315,10 338,7 361,5 384,3 409,2 432,0 456,0 481,0 506,0 531,0 555,2 579,3 602,5 625,7 648,10 669,12 690,16 711,20 732,24 751,28 770,33 789,37 806,43 823,48 838,54 853,60 868,66 882,73 894,80 905,87 916,94 925,101 934,109 942,117 949,124 954,132 958,141 961,149 963,157">
            <text:p/>
          </draw:polygon>
          <draw:polygon draw:style-name="gr2" draw:layer="layout" svg:width="0.505cm" svg:height="0.178cm" svg:x="2.813cm" svg:y="0.941cm" svg:viewBox="0 0 506 179" draw:points="11,179 36,179 61,178 85,177 109,175 133,173 156,171 179,168 201,166 222,162 243,158 264,154 284,150 303,145 321,140 330,137 339,134 348,132 356,129 365,126 373,123 381,120 388,117 395,114 403,110 410,107 417,104 423,100 429,97 435,93 442,89 447,86 453,82 458,78 464,74 468,69 472,66 477,61 481,57 484,53 487,49 491,45 494,40 497,35 499,30 501,25 502,20 503,15 505,10 506,5 506,0 482,0 481,3 481,7 481,10 480,13 479,16 477,20 475,24 474,27 471,31 470,34 466,38 464,41 460,45 456,49 453,52 449,55 444,58 439,62 434,66 429,69 424,73 418,76 412,79 406,82 399,86 393,89 386,92 379,95 372,98 365,100 357,104 349,107 341,110 332,112 324,115 315,117 297,122 278,126 259,131 239,135 219,138 198,141 176,145 153,147 131,149 108,151 84,153 60,154 36,155 11,155 10,155 8,156 7,156 6,156 5,156 4,157 3,157 2,158 1,160 0,162 0,164 0,167 0,169 0,171 1,173 2,175 3,176 4,176 5,177 6,178 7,178 8,179 10,179">
            <text:p/>
          </draw:polygon>
          <draw:polygon draw:style-name="gr2" draw:layer="layout" svg:width="0.493cm" svg:height="0.189cm" svg:x="2.332cm" svg:y="0.929cm" svg:viewBox="0 0 494 190" draw:points="0,11 0,16 0,22 1,27 3,32 5,36 7,42 8,47 11,51 14,56 17,60 20,65 24,69 28,73 32,77 37,81 41,86 47,89 52,93 57,97 63,100 69,104 75,108 82,111 88,115 95,118 102,121 110,125 117,128 124,132 132,134 140,138 149,140 157,143 166,145 175,148 184,151 202,156 222,161 242,165 261,169 283,173 304,177 326,179 349,182 372,184 396,186 420,188 444,189 469,190 494,190 494,166 469,166 445,165 421,164 397,162 375,160 352,158 329,156 308,153 286,150 266,146 246,142 227,138 208,133 190,128 181,126 173,123 165,121 157,118 149,115 140,112 133,109 126,107 119,103 112,100 105,97 99,94 93,90 87,88 81,84 76,80 70,77 65,74 61,70 56,67 52,64 48,60 45,57 41,53 38,49 35,46 33,42 31,38 29,35 28,32 26,28 25,25 24,22 24,18 23,15 23,11 23,10 23,9 22,8 22,6 22,6 21,4 20,4 20,3 18,2 16,0 14,0 12,0 9,0 7,0 5,2 3,3 3,4 2,4 1,6 0,6 0,8 0,9 0,10">
            <text:p/>
          </draw:polygon>
          <draw:polygon draw:style-name="gr2" draw:layer="layout" svg:width="0.505cm" svg:height="0.177cm" svg:x="2.332cm" svg:y="0.763cm" svg:viewBox="0 0 506 178" draw:points="493,0 469,0 444,1 420,1 396,3 372,5 349,7 326,9 304,13 283,16 261,19 242,24 222,28 202,33 184,38 175,40 166,43 157,46 149,49 140,52 132,55 124,58 117,61 110,65 102,67 95,71 88,74 82,77 75,81 69,84 63,88 57,92 52,96 47,100 41,104 37,108 32,112 28,116 24,121 20,125 17,129 14,133 11,138 8,143 7,147 5,153 3,158 1,162 0,168 0,172 0,178 23,178 23,174 24,171 24,168 25,164 26,161 28,157 29,154 31,150 33,147 35,143 38,140 41,136 45,133 48,129 52,126 56,123 61,119 65,115 70,112 76,108 81,105 87,102 93,98 99,96 105,92 112,89 119,86 126,83 133,80 140,77 149,74 157,71 165,69 173,66 181,63 190,60 208,56 227,51 246,47 266,43 286,40 308,36 329,34 352,31 375,28 397,27 421,25 445,24 469,23 493,23 495,23 496,23 498,23 499,22 500,22 501,21 501,21 502,19 504,18 505,16 506,13 506,11 506,9 505,7 504,5 502,3 501,3 501,2 500,1 499,1 498,0 496,0 495,0">
            <text:p/>
          </draw:polygon>
          <draw:polygon draw:style-name="gr2" draw:layer="layout" svg:width="0.494cm" svg:height="0.177cm" svg:x="2.825cm" svg:y="0.763cm" svg:viewBox="0 0 495 178" draw:points="495,178 495,172 494,168 492,162 491,158 490,153 488,147 486,143 483,138 480,133 476,129 473,125 470,121 466,116 461,112 457,108 453,104 447,100 442,96 436,92 431,88 424,84 418,81 412,77 406,74 398,71 392,67 384,65 377,61 370,58 362,55 354,52 345,49 337,46 328,43 319,40 310,38 292,33 272,28 252,24 232,19 211,16 190,13 168,9 145,7 122,5 98,3 74,1 50,1 25,0 0,0 0,23 24,23 49,24 73,25 97,27 120,28 142,31 164,34 187,36 208,40 228,43 248,47 267,51 286,56 304,60 313,63 321,66 329,69 337,71 346,74 354,77 361,80 368,83 375,86 382,89 388,92 395,96 401,98 407,102 413,105 418,108 423,112 428,115 433,119 438,123 442,126 445,129 449,133 453,136 455,140 459,143 460,147 463,150 464,154 466,157 468,161 469,164 470,168 470,171 470,174 471,178">
            <text:p/>
          </draw:polygon>
          <draw:polygon draw:style-name="gr2" draw:layer="layout" svg:width="0.024cm" svg:height="0.011cm" svg:x="2.332cm" svg:y="0.932cm" svg:viewBox="0 0 25 12" draw:points="25,12 25,0 0,0 0,12">
            <text:p/>
          </draw:polygon>
          <draw:polygon draw:style-name="gr2" draw:layer="layout" svg:width="0.024cm" svg:height="0.355cm" svg:x="2.332cm" svg:y="0.944cm" svg:viewBox="0 0 25 356" draw:points="25,356 25,0 0,0 0,356">
            <text:p/>
          </draw:polygon>
          <draw:polygon draw:style-name="gr2" draw:layer="layout" svg:width="0.024cm" svg:height="0.012cm" svg:x="2.332cm" svg:y="1.299cm" svg:viewBox="0 0 25 13" draw:points="0,0 0,13 25,13 25,0">
            <text:p/>
          </draw:polygon>
          <draw:polygon draw:style-name="gr2" draw:layer="layout" svg:width="0.023cm" svg:height="0.011cm" svg:x="3.295cm" svg:y="0.932cm" svg:viewBox="0 0 24 12" draw:points="24,12 24,0 0,0 0,12">
            <text:p/>
          </draw:polygon>
          <draw:polygon draw:style-name="gr2" draw:layer="layout" svg:width="0.023cm" svg:height="0.356cm" svg:x="3.295cm" svg:y="0.944cm" svg:viewBox="0 0 24 357" draw:points="24,357 24,0 0,0 0,357">
            <text:p/>
          </draw:polygon>
          <draw:polygon draw:style-name="gr2" draw:layer="layout" svg:width="0.023cm" svg:height="0.012cm" svg:x="3.295cm" svg:y="1.3cm" svg:viewBox="0 0 24 13" draw:points="0,0 0,13 24,13 24,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FC Storage</dc:title>
    <meta:creation-date>2011-02-07T16:40:34</meta:creation-date>
    <meta:editing-duration>P0D</meta:editing-duration>
    <meta:editing-cycles>1</meta:editing-cycles>
    <meta:document-statistic meta:object-count="69"/>
    <meta:generator>OpenOffice.org/3.3$Linux OpenOffice.org_project/330m20$Build-9567</meta:generator>
  </office:meta>
</office:document-meta>
</file>